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fedc" officeooo:paragraph-rsid="002288dc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none" fo:font-weight="bold" officeooo:rsid="00304993" officeooo:paragraph-rsid="0033bd7b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8pt" style:text-underline-style="none" fo:font-weight="normal" officeooo:rsid="002b16ff" officeooo:paragraph-rsid="002b16ff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size="8pt" style:text-underline-style="none" fo:font-weight="normal" officeooo:rsid="0033bd7b" officeooo:paragraph-rsid="0033bd7b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>
        <style:tab-stops/>
      </style:paragraph-properties>
      <style:text-properties fo:font-size="10pt" fo:font-weight="bold" officeooo:rsid="0012fedc" officeooo:paragraph-rsid="0012fedc" style:font-size-asian="10pt" style:font-weight-asian="bold" style:font-size-complex="10pt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8pt" style:text-underline-style="none" fo:font-weight="normal" officeooo:rsid="0033bd7b" officeooo:paragraph-rsid="002b16ff" style:font-size-asian="8pt" style:font-weight-asian="normal" style:font-size-complex="8pt" style:font-weight-complex="normal"/>
    </style:style>
    <style:style style:name="P7" style:family="paragraph" style:parent-style-name="Standard" style:list-style-name="L1">
      <style:text-properties fo:font-size="8pt" style:text-underline-style="solid" style:text-underline-width="auto" style:text-underline-color="font-color" fo:font-weight="bold" officeooo:rsid="0012ff33" officeooo:paragraph-rsid="0012ff33" style:font-size-asian="8pt" style:font-weight-asian="bold" style:font-size-complex="8pt" style:font-weight-complex="bold"/>
    </style:style>
    <style:style style:name="P8" style:family="paragraph" style:parent-style-name="Standard" style:list-style-name="L1">
      <style:text-properties fo:font-size="8pt" style:text-underline-style="none" fo:font-weight="normal" officeooo:rsid="0029fc55" officeooo:paragraph-rsid="0029fc55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text-properties fo:font-size="8pt" style:text-underline-style="none" fo:font-weight="normal" officeooo:rsid="002b16ff" officeooo:paragraph-rsid="002b16ff" style:font-size-asian="8pt" style:font-weight-asian="normal" style:font-size-complex="8pt" style:font-weight-complex="normal"/>
    </style:style>
    <style:style style:name="P10" style:family="paragraph" style:parent-style-name="Standard" style:list-style-name="L1">
      <style:text-properties fo:color="#ff0000" fo:font-size="8pt" fo:font-weight="bold" officeooo:rsid="0012fedc" officeooo:paragraph-rsid="0012fedc" style:font-size-asian="8pt" style:font-weight-asian="bold" style:font-size-complex="8pt" style:font-weight-complex="bold"/>
    </style:style>
    <style:style style:name="P11" style:family="paragraph" style:parent-style-name="Standard" style:list-style-name="L1">
      <style:text-properties fo:color="#ff0000" fo:font-size="8pt" fo:font-weight="normal" officeooo:rsid="0028d43b" officeooo:paragraph-rsid="0028d43b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text-properties fo:color="#ff0000" fo:font-size="8pt" officeooo:rsid="0012fedc" officeooo:paragraph-rsid="0012fedc" style:font-size-asian="8pt" style:font-size-complex="8pt"/>
    </style:style>
    <style:style style:name="P13" style:family="paragraph" style:parent-style-name="Standard" style:list-style-name="L1">
      <style:text-properties fo:color="#ff0000" fo:font-size="8pt" officeooo:rsid="0012ff33" officeooo:paragraph-rsid="00149f78" style:font-size-asian="8pt" style:font-size-complex="8pt"/>
    </style:style>
    <style:style style:name="P14" style:family="paragraph" style:parent-style-name="Standard" style:list-style-name="L1">
      <style:text-properties fo:color="#ff0000" fo:font-size="8pt" officeooo:rsid="00258760" officeooo:paragraph-rsid="00258760" style:font-size-asian="8pt" style:font-size-complex="8pt"/>
    </style:style>
    <style:style style:name="P15" style:family="paragraph" style:parent-style-name="Standard" style:list-style-name="L1">
      <style:text-properties fo:color="#000080" fo:font-size="8pt" fo:font-weight="bold" officeooo:rsid="0012fedc" officeooo:paragraph-rsid="0012fedc" style:font-size-asian="8pt" style:font-weight-asian="bold" style:font-size-complex="8pt" style:font-weight-complex="bold"/>
    </style:style>
    <style:style style:name="P16" style:family="paragraph" style:parent-style-name="Standard" style:list-style-name="L1">
      <style:text-properties fo:color="#000080" fo:font-size="8pt" officeooo:rsid="0017ff79" officeooo:paragraph-rsid="0017ff79" style:font-size-asian="8pt" style:font-size-complex="8pt"/>
    </style:style>
    <style:style style:name="P17" style:family="paragraph" style:parent-style-name="Standard" style:list-style-name="L1">
      <style:text-properties fo:color="#000080" fo:font-size="8pt" officeooo:rsid="0012fedc" officeooo:paragraph-rsid="0012fedc" style:font-size-asian="8pt" style:font-size-complex="8pt"/>
    </style:style>
    <style:style style:name="P18" style:family="paragraph" style:parent-style-name="Standard" style:list-style-name="L1">
      <style:text-properties fo:color="#000080" fo:font-size="8pt" officeooo:rsid="0012ff33" officeooo:paragraph-rsid="0012ff33" style:font-size-asian="8pt" style:font-size-complex="8pt"/>
    </style:style>
    <style:style style:name="P19" style:family="paragraph" style:parent-style-name="Standard" style:list-style-name="L1">
      <style:text-properties fo:color="#000080" fo:font-size="8pt" officeooo:rsid="0012ff33" officeooo:paragraph-rsid="001c343b" style:font-size-asian="8pt" style:font-size-complex="8pt"/>
    </style:style>
    <style:style style:name="P20" style:family="paragraph" style:parent-style-name="Standard" style:list-style-name="L1">
      <style:text-properties fo:color="#000080" fo:font-size="8pt" officeooo:rsid="001af5bc" officeooo:paragraph-rsid="001af5bc" style:font-size-asian="8pt" style:font-size-complex="8pt"/>
    </style:style>
    <style:style style:name="P21" style:family="paragraph" style:parent-style-name="Standard" style:list-style-name="L1">
      <style:text-properties fo:color="#000080" fo:font-size="8pt" officeooo:rsid="003d4432" officeooo:paragraph-rsid="003d4432" style:font-size-asian="8pt" style:font-size-complex="8pt"/>
    </style:style>
    <style:style style:name="P22" style:family="paragraph" style:parent-style-name="Standard" style:list-style-name="L1">
      <style:text-properties fo:color="#00ae00" fo:font-size="8pt" fo:font-weight="bold" officeooo:rsid="0012fedc" officeooo:paragraph-rsid="0012fedc" style:font-size-asian="8pt" style:font-weight-asian="bold" style:font-size-complex="8pt" style:font-weight-complex="bold"/>
    </style:style>
    <style:style style:name="P23" style:family="paragraph" style:parent-style-name="Standard" style:list-style-name="L1">
      <style:text-properties fo:color="#00ae00" fo:font-size="8pt" officeooo:rsid="0017ff79" officeooo:paragraph-rsid="001af5bc" style:font-size-asian="8pt" style:font-size-complex="8pt"/>
    </style:style>
    <style:style style:name="P24" style:family="paragraph" style:parent-style-name="Standard" style:list-style-name="L1">
      <style:text-properties fo:color="#00ae00" fo:font-size="8pt" officeooo:rsid="0012fedc" officeooo:paragraph-rsid="001af5bc" style:font-size-asian="8pt" style:font-size-complex="8pt"/>
    </style:style>
    <style:style style:name="P25" style:family="paragraph" style:parent-style-name="Standard" style:list-style-name="L1">
      <style:text-properties fo:color="#00ae00" fo:font-size="8pt" officeooo:rsid="0012ff33" officeooo:paragraph-rsid="001c343b" style:font-size-asian="8pt" style:font-size-complex="8pt"/>
    </style:style>
    <style:style style:name="P26" style:family="paragraph" style:parent-style-name="Standard" style:list-style-name="L1">
      <style:text-properties fo:color="#00ae00" fo:font-size="8pt" officeooo:rsid="001af5bc" officeooo:paragraph-rsid="001af5bc" style:font-size-asian="8pt" style:font-size-complex="8pt"/>
    </style:style>
    <style:style style:name="P27" style:family="paragraph" style:parent-style-name="Standard" style:list-style-name="L1">
      <style:text-properties fo:color="#660066" fo:font-size="8pt" fo:font-weight="bold" officeooo:rsid="0012fedc" officeooo:paragraph-rsid="0012fedc" style:font-size-asian="8pt" style:font-weight-asian="bold" style:font-size-complex="8pt" style:font-weight-complex="bold"/>
    </style:style>
    <style:style style:name="P28" style:family="paragraph" style:parent-style-name="Standard" style:list-style-name="L1">
      <style:text-properties fo:color="#660066" fo:font-size="8pt" officeooo:rsid="0017ff79" officeooo:paragraph-rsid="001af5bc" style:font-size-asian="8pt" style:font-size-complex="8pt"/>
    </style:style>
    <style:style style:name="P29" style:family="paragraph" style:parent-style-name="Standard" style:list-style-name="L1">
      <style:text-properties fo:color="#660066" fo:font-size="8pt" officeooo:rsid="0012fedc" officeooo:paragraph-rsid="001af5bc" style:font-size-asian="8pt" style:font-size-complex="8pt"/>
    </style:style>
    <style:style style:name="P30" style:family="paragraph" style:parent-style-name="Standard" style:list-style-name="L1">
      <style:text-properties fo:color="#660066" fo:font-size="8pt" officeooo:rsid="0012ff33" officeooo:paragraph-rsid="001c343b" style:font-size-asian="8pt" style:font-size-complex="8pt"/>
    </style:style>
    <style:style style:name="P31" style:family="paragraph" style:parent-style-name="Standard" style:list-style-name="L1">
      <style:text-properties fo:color="#660066" fo:font-size="8pt" officeooo:rsid="001af5bc" officeooo:paragraph-rsid="001c7939" style:font-size-asian="8pt" style:font-size-complex="8pt"/>
    </style:style>
    <style:style style:name="P32" style:family="paragraph" style:parent-style-name="Standard" style:list-style-name="L1">
      <style:text-properties fo:color="#660066" fo:font-size="8pt" officeooo:rsid="001c343b" officeooo:paragraph-rsid="001c7939" style:font-size-asian="8pt" style:font-size-complex="8pt"/>
    </style:style>
    <style:style style:name="P33" style:family="paragraph" style:parent-style-name="Standard" style:list-style-name="L1">
      <style:text-properties fo:color="#660066" fo:font-size="8pt" officeooo:rsid="001c925f" officeooo:paragraph-rsid="001c925f" style:font-size-asian="8pt" style:font-size-complex="8pt"/>
    </style:style>
    <style:style style:name="P34" style:family="paragraph" style:parent-style-name="Standard" style:list-style-name="L1">
      <style:text-properties fo:color="#660066" fo:font-size="8pt" officeooo:rsid="001efc70" officeooo:paragraph-rsid="001efc70" style:font-size-asian="8pt" style:font-size-complex="8pt"/>
    </style:style>
    <style:style style:name="P35" style:family="paragraph" style:parent-style-name="Standard" style:list-style-name="L1">
      <style:text-properties fo:color="#0047ff" fo:font-size="8pt" fo:font-weight="bold" officeooo:rsid="0012fedc" officeooo:paragraph-rsid="0012fedc" style:font-size-asian="8pt" style:font-weight-asian="bold" style:font-size-complex="8pt" style:font-weight-complex="bold"/>
    </style:style>
    <style:style style:name="P36" style:family="paragraph" style:parent-style-name="Standard" style:list-style-name="L1">
      <style:text-properties fo:color="#0047ff" fo:font-size="8pt" officeooo:rsid="0017ff79" officeooo:paragraph-rsid="001f4434" style:font-size-asian="8pt" style:font-size-complex="8pt"/>
    </style:style>
    <style:style style:name="P37" style:family="paragraph" style:parent-style-name="Standard" style:list-style-name="L1">
      <style:text-properties fo:color="#0047ff" fo:font-size="8pt" officeooo:rsid="0012fedc" officeooo:paragraph-rsid="001f4434" style:font-size-asian="8pt" style:font-size-complex="8pt"/>
    </style:style>
    <style:style style:name="P38" style:family="paragraph" style:parent-style-name="Standard" style:list-style-name="L1">
      <style:text-properties fo:color="#0047ff" fo:font-size="8pt" officeooo:rsid="0012ff33" officeooo:paragraph-rsid="001fb271" style:font-size-asian="8pt" style:font-size-complex="8pt"/>
    </style:style>
    <style:style style:name="P39" style:family="paragraph" style:parent-style-name="Standard" style:list-style-name="L1">
      <style:text-properties fo:color="#0047ff" fo:font-size="8pt" officeooo:rsid="0012ff33" officeooo:paragraph-rsid="001f4434" style:font-size-asian="8pt" style:font-size-complex="8pt"/>
    </style:style>
    <style:style style:name="P40" style:family="paragraph" style:parent-style-name="Standard" style:list-style-name="L1">
      <style:text-properties fo:color="#0047ff" fo:font-size="8pt" officeooo:rsid="00218798" officeooo:paragraph-rsid="00218798" style:font-size-asian="8pt" style:font-size-complex="8pt"/>
    </style:style>
    <style:style style:name="P41" style:family="paragraph" style:parent-style-name="Standard" style:list-style-name="L1">
      <style:text-properties fo:color="#808019" fo:font-size="8pt" fo:font-weight="bold" officeooo:rsid="0017ff79" officeooo:paragraph-rsid="0017ff79" style:font-size-asian="8pt" style:font-weight-asian="bold" style:font-size-complex="8pt" style:font-weight-complex="bold"/>
    </style:style>
    <style:style style:name="P42" style:family="paragraph" style:parent-style-name="Standard" style:list-style-name="L1">
      <style:text-properties fo:color="#808019" fo:font-size="8pt" officeooo:rsid="0017ff79" officeooo:paragraph-rsid="0017ff79" style:font-size-asian="8pt" style:font-size-complex="8pt"/>
    </style:style>
    <style:style style:name="P43" style:family="paragraph" style:parent-style-name="Standard" style:list-style-name="L1">
      <style:text-properties fo:color="#808019" fo:font-size="8pt" fo:font-style="italic" officeooo:rsid="0017ff79" officeooo:paragraph-rsid="0039255a" style:font-size-asian="8pt" style:font-style-asian="italic" style:font-size-complex="8pt" style:font-style-complex="italic"/>
    </style:style>
    <style:style style:name="P44" style:family="paragraph" style:parent-style-name="Standard" style:list-style-name="L1">
      <style:text-properties fo:color="#808019" fo:font-size="8pt" fo:font-style="italic" officeooo:rsid="001964e6" officeooo:paragraph-rsid="001964e6" style:font-size-asian="8pt" style:font-style-asian="italic" style:font-size-complex="8pt" style:font-style-complex="italic"/>
    </style:style>
    <style:style style:name="P45" style:family="paragraph" style:parent-style-name="Standard" style:list-style-name="L1">
      <style:text-properties fo:color="#808019" fo:font-size="8pt" fo:font-style="normal" officeooo:rsid="00266853" officeooo:paragraph-rsid="00266853" style:font-size-asian="8pt" style:font-style-asian="normal" style:font-size-complex="8pt" style:font-style-complex="normal"/>
    </style:style>
    <style:style style:name="P46" style:family="paragraph" style:parent-style-name="Standard" style:list-style-name="L1">
      <style:text-properties fo:color="#808019" fo:font-size="8pt" fo:font-style="normal" officeooo:rsid="00271e1f" officeooo:paragraph-rsid="00271e1f" style:font-size-asian="8pt" style:font-style-asian="normal" style:font-size-complex="8pt" style:font-style-complex="normal"/>
    </style:style>
    <style:style style:name="P47" style:family="paragraph" style:parent-style-name="Standard" style:list-style-name="L1">
      <style:text-properties fo:color="#808019" fo:font-size="8pt" fo:font-style="normal" officeooo:rsid="0028a051" officeooo:paragraph-rsid="0028a051" style:font-size-asian="8pt" style:font-style-asian="normal" style:font-size-complex="8pt" style:font-style-complex="normal"/>
    </style:style>
    <style:style style:name="T1" style:family="text">
      <style:text-properties officeooo:rsid="00149f78"/>
    </style:style>
    <style:style style:name="T2" style:family="text">
      <style:text-properties officeooo:rsid="001610b8"/>
    </style:style>
    <style:style style:name="T3" style:family="text">
      <style:text-properties officeooo:rsid="001af5bc"/>
    </style:style>
    <style:style style:name="T4" style:family="text">
      <style:text-properties officeooo:rsid="001c343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f5bc" style:font-style-asian="italic" style:font-style-complex="italic"/>
    </style:style>
    <style:style style:name="T7" style:family="text">
      <style:text-properties fo:font-style="italic" officeooo:rsid="001c343b" style:font-style-asian="italic" style:font-style-complex="italic"/>
    </style:style>
    <style:style style:name="T8" style:family="text">
      <style:text-properties fo:font-style="italic" officeooo:rsid="00271e1f" style:font-style-asian="italic" style:font-style-complex="italic"/>
    </style:style>
    <style:style style:name="T9" style:family="text">
      <style:text-properties fo:font-style="italic" officeooo:rsid="002f190b" style:font-style-asian="italic" style:font-style-complex="italic"/>
    </style:style>
    <style:style style:name="T10" style:family="text">
      <style:text-properties fo:font-style="italic" officeooo:rsid="003f3574" style:font-style-asian="italic" style:font-style-complex="italic"/>
    </style:style>
    <style:style style:name="T11" style:family="text">
      <style:text-properties officeooo:rsid="002f190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35e947"/>
    </style:style>
    <style:style style:name="T14" style:family="text">
      <style:text-properties officeooo:rsid="0038c672"/>
    </style:style>
    <style:style style:name="T15" style:family="text">
      <style:text-properties officeooo:rsid="0038efa9"/>
    </style:style>
    <style:style style:name="T16" style:family="text">
      <style:text-properties style:font-name="Liberation Serif1" officeooo:rsid="0039255a"/>
    </style:style>
    <style:style style:name="T17" style:family="text">
      <style:text-properties officeooo:rsid="003a751b"/>
    </style:style>
    <style:style style:name="T18" style:family="text">
      <style:text-properties officeooo:rsid="003a8841"/>
    </style:style>
    <text:list-style style:name="L1">
      <text:list-level-style-bullet text:level="1" text:style-name="Bullet_20_Symbols" text:bullet-char="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text:bullet-char="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text:bullet-char="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DejaVu Sans"/>
      </text:list-level-style-bullet>
      <text:list-level-style-bullet text:level="6" text:style-name="Bullet_20_Symbols" text:bullet-char="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DejaVu Sans"/>
      </text:list-level-style-bullet>
      <text:list-level-style-bullet text:level="7" text:style-name="Bullet_20_Symbols" text:bullet-char="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DejaVu Sans"/>
      </text:list-level-style-bullet>
      <text:list-level-style-bullet text:level="8" text:style-name="Bullet_20_Symbols" text:bullet-char="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DejaVu Sans"/>
      </text:list-level-style-bullet>
      <text:list-level-style-bullet text:level="9" text:style-name="Bullet_20_Symbols" text:bullet-char="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DejaVu Sans"/>
      </text:list-level-style-bullet>
      <text:list-level-style-bullet text:level="10" text:style-name="Bullet_20_Symbols" text:bullet-char="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DejaVu Sans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eckliste: Veröffentlichung GuG-IT-Warehouse <text:span text:style-name="T11">(</text:span><text:span text:style-name="T9">Version 1.</text:span><text:span text:style-name="T10">1</text:span><text:span text:style-name="T9"> – 27.</text:span><text:span text:style-name="T10">04</text:span><text:span text:style-name="T9">.201</text:span><text:span text:style-name="T10">8</text:span><text:span text:style-name="T9"> – Thorsten Geppert</text:span><text:span text:style-name="T11">)</text:span></text:p>
      <text:p text:style-name="P1"/>
      <text:list xml:id="list344879030" text:style-name="L1">
        <text:list-item>
          <text:p text:style-name="P7">Software<text:line-break/></text:p>
          <text:list>
            <text:list-item>
              <text:p text:style-name="P10">Allgemein</text:p>
              <text:list>
                <text:list-item>
                  <text:p text:style-name="P11">Aktualisierung in UpdateLibrary.cpp bearbeiten</text:p>
                </text:list-item>
                <text:list-item>
                  <text:p text:style-name="P12">Versionsnummer aktualisier<text:span text:style-name="T14">en</text:span></text:p>
                  <text:list>
                    <text:list-item>
                      <text:p text:style-name="P12">enterprise.sql</text:p>
                    </text:list-item>
                    <text:list-item>
                      <text:p text:style-name="P12">Configuration.<text:span text:style-name="T13">h</text:span></text:p>
                      <text:list>
                        <text:list-item>
                          <text:p text:style-name="P12">Warehouse</text:p>
                        </text:list-item>
                        <text:list-item>
                          <text:p text:style-name="P12">Warehouse Admin</text:p>
                        </text:list-item>
                        <text:list-item>
                          <text:p text:style-name="P12">LicenceGenerator (optional)</text:p>
                        </text:list-item>
                      </text:list>
                    </text:list-item>
                    <text:list-item>
                      <text:p text:style-name="P12">Handbuch</text:p>
                      <text:list>
                        <text:list-item>
                          <text:p text:style-name="P13">Generier<text:span text:style-name="T15">en</text:span></text:p>
                        </text:list-item>
                        <text:list-item>
                          <text:p text:style-name="P13"><text:span text:style-name="T1">N</text:span>ach <text:span text:style-name="T2">src/modules/</text:span>warehouse/doc/Handbook.pdf kopiert</text:p>
                        </text:list-item>
                      </text:list>
                    </text:list-item>
                    <text:list-item>
                      <text:p text:style-name="P14">Changelog anpassen<text:line-break/></text:p>
                    </text:list-item>
                  </text:list>
                </text:list-item>
              </text:list>
            </text:list-item>
            <text:list-item>
              <text:p text:style-name="P15">FreeBSD</text:p>
              <text:list>
                <text:list-item>
                  <text:p text:style-name="P16">git pull</text:p>
                </text:list-item>
                <text:list-item>
                  <text:p text:style-name="P17">Aktuelle DSLib</text:p>
                </text:list-item>
                <text:list-item>
                  <text:p text:style-name="P18">LicenceGenerator <text:span text:style-name="T3">kompilieren (</text:span><text:span text:style-name="T6">make -f Makefile.FreeBSD clean all</text:span><text:span text:style-name="T3">)</text:span></text:p>
                </text:list-item>
                <text:list-item>
                  <text:p text:style-name="P19">Warehouse Admin <text:span text:style-name="T3">kompilieren (</text:span><text:span text:style-name="T6">make -f Makefile.FreeBSD clean all</text:span><text:span text:style-name="T3">)</text:span></text:p>
                </text:list-item>
                <text:list-item>
                  <text:p text:style-name="P19">Warehouse <text:span text:style-name="T3">kompilieren (</text:span><text:span text:style-name="T6">make -f Makefile.FreeBSD clean all</text:span><text:span text:style-name="T3">)</text:span></text:p>
                </text:list-item>
                <text:list-item>
                  <text:p text:style-name="P21">Reports kompilieren (mvn package)</text:p>
                </text:list-item>
                <text:list-item>
                  <text:p text:style-name="P20">Installation bauen (resources/installation/freebsd -&gt; <text:span text:style-name="T5">./mkarchive X.Y.Z</text:span>)<text:line-break/></text:p>
                </text:list-item>
              </text:list>
            </text:list-item>
            <text:list-item>
              <text:p text:style-name="P22">Ubuntu</text:p>
              <text:list>
                <text:list-item>
                  <text:p text:style-name="P23">git pull</text:p>
                </text:list-item>
                <text:list-item>
                  <text:p text:style-name="P24">Aktuelle DSLib</text:p>
                </text:list-item>
                <text:list-item>
                  <text:p text:style-name="P25">LicenceGenerator <text:span text:style-name="T3">kompilieren (</text:span><text:span text:style-name="T6">make -f Makefile.Ubuntu clean all</text:span><text:span text:style-name="T3">)</text:span></text:p>
                </text:list-item>
                <text:list-item>
                  <text:p text:style-name="P25">Warehouse Admin <text:span text:style-name="T3">kompilieren (</text:span><text:span text:style-name="T6">make -f Makefile.Ubuntu clean all</text:span><text:span text:style-name="T3">)</text:span></text:p>
                </text:list-item>
                <text:list-item>
                  <text:p text:style-name="P25">Warehouse <text:span text:style-name="T3">kompilieren (</text:span><text:span text:style-name="T6">make -f Makefile.Ubuntu clean all</text:span><text:span text:style-name="T3">)</text:span></text:p>
                </text:list-item>
                <text:list-item>
                  <text:p text:style-name="P25">Reports kompilieren (mvn package)</text:p>
                </text:list-item>
                <text:list-item>
                  <text:p text:style-name="P26">Installation bauen (resources/installation/ubuntu -&gt; <text:span text:style-name="T5">./mkarchive X.Y.Z</text:span>)<text:line-break/></text:p>
                </text:list-item>
              </text:list>
            </text:list-item>
            <text:list-item>
              <text:p text:style-name="P27">Mac OS X</text:p>
              <text:list>
                <text:list-item>
                  <text:p text:style-name="P28">git pull</text:p>
                </text:list-item>
                <text:list-item>
                  <text:p text:style-name="P29">Aktuelle DSLib</text:p>
                </text:list-item>
                <text:list-item>
                  <text:p text:style-name="P30">LicenceGenerator <text:span text:style-name="T3">kompilieren (</text:span><text:span text:style-name="T6">make -f Makefile.MacOSX clean all</text:span><text:span text:style-name="T3">)</text:span></text:p>
                </text:list-item>
                <text:list-item>
                  <text:p text:style-name="P30">Warehouse Admin <text:span text:style-name="T3">kompilieren (</text:span><text:span text:style-name="T6">make -f Makefile.MacOSX clean all</text:span><text:span text:style-name="T3">)</text:span></text:p>
                </text:list-item>
                <text:list-item>
                  <text:p text:style-name="P30">Warehouse <text:span text:style-name="T3">kompilieren (</text:span><text:span text:style-name="T6">make -f Makefile.MacOSX clean all</text:span><text:span text:style-name="T3">)</text:span></text:p>
                </text:list-item>
                <text:list-item>
                  <text:p text:style-name="P30">Reports kompilieren (mvn package)</text:p>
                </text:list-item>
                <text:list-item>
                  <text:p text:style-name="P32">Apps bauen/DMG erstellen</text:p>
                  <text:list>
                    <text:list-item>
                      <text:p text:style-name="P31">resources/installation/<text:span text:style-name="T4">macosx</text:span> -&gt; <text:span text:style-name="T5">./</text:span><text:span text:style-name="T7">mkdmg.bash</text:span></text:p>
                    </text:list-item>
                    <text:list-item>
                      <text:p text:style-name="P33">Libraries in allen Paketen austauschen (mit den vorhandenen)</text:p>
                    </text:list-item>
                    <text:list-item>
                      <text:p text:style-name="P34">DMG erstellen (Warehouse, Warehouse Admin, LicenceGenerator, PostgreSQL, Handbuch)<text:line-break/></text:p>
                    </text:list-item>
                  </text:list>
                </text:list-item>
              </text:list>
            </text:list-item>
            <text:list-item>
              <text:p text:style-name="P35">Windows</text:p>
              <text:list>
                <text:list-item>
                  <text:p text:style-name="P36">git pull</text:p>
                </text:list-item>
                <text:list-item>
                  <text:p text:style-name="P37">Aktuelle DSLib</text:p>
                </text:list-item>
                <text:list-item>
                  <text:p text:style-name="P38">LicenceGenerator <text:span text:style-name="T3">kompilieren (</text:span><text:span text:style-name="T6">mingw32-make -f Makefile.Windows clean all</text:span><text:span text:style-name="T3">)</text:span></text:p>
                </text:list-item>
                <text:list-item>
                  <text:p text:style-name="P38">Warehouse Admin <text:span text:style-name="T3">kompilieren (</text:span><text:span text:style-name="T6">mingw32-make -f Makefile. Windows clean all</text:span><text:span text:style-name="T3">)</text:span></text:p>
                </text:list-item>
                <text:list-item>
                  <text:p text:style-name="P39">Warehouse <text:span text:style-name="T3">kompilieren (</text:span><text:span text:style-name="T6">mingw32-make -f Makefile. Windows clean all</text:span><text:span text:style-name="T3">)</text:span></text:p>
                </text:list-item>
                <text:list-item>
                  <text:p text:style-name="P39">Reports kompilieren (mvn package)</text:p>
                </text:list-item>
                <text:list-item>
                  <text:p text:style-name="P40">InnoSetup Setup-Routinen erstellen<text:line-break/></text:p>
                </text:list-item>
              </text:list>
            </text:list-item>
            <text:list-item>
              <text:p text:style-name="P41">Abschluss</text:p>
              <text:list>
                <text:list-item>
                  <text:p text:style-name="P42">Tag erstellen und pushen</text:p>
                  <text:list>
                    <text:list-item>
                      <text:p text:style-name="P43">git tag -a vX.Y.Z -m <text:span text:style-name="T16">"</text:span>Version X.Y.Z<text:span text:style-name="T16">"</text:span></text:p>
                    </text:list-item>
                    <text:list-item>
                      <text:p text:style-name="P44">git push origin vX.Y.Z</text:p>
                    </text:list-item>
                  </text:list>
                </text:list-item>
                <text:list-item>
                  <text:p text:style-name="P45">Alle Pakete korrekt ben<text:span text:style-name="T17">en</text:span>nen</text:p>
                  <text:list>
                    <text:list-item>
                      <text:p text:style-name="P46">GuGIT-Warehouse-X.Y.Z_Windows_i386.exe</text:p>
                    </text:list-item>
                    <text:list-item>
                      <text:p text:style-name="P46">GuGIT-Warehouse-X.Y.Z_OSX_64bit.dmg</text:p>
                    </text:list-item>
                    <text:list-item>
                      <text:p text:style-name="P46">GuGIT-Warehouse-X.Y.Z_Ubuntu_1404LTS_amd64.tar.bz2</text:p>
                    </text:list-item>
                    <text:list-item>
                      <text:p text:style-name="P46">GuGIT-Warehouse-X.Y.Z_FreeBSD_amd64.tar.bz2</text:p>
                    </text:list-item>
                    <text:list-item>
                      <text:p text:style-name="P46">GuGIT-Warehouse-X.Y.Z_Handbook.pdf</text:p>
                    </text:list-item>
                  </text:list>
                </text:list-item>
                <text:list-item>
                  <text:p text:style-name="P47">Alle Pakete <text:span text:style-name="T18">zusammen in bzip2 </text:span>packen (<text:span text:style-name="T5">tar cjvf </text:span><text:span text:style-name="T8">GuGIT-Warehouse-X.Y.Z.</text:span><text:span text:style-name="T5">tar.bz2 </text:span><text:span text:style-name="T8">GuGIT-Warehouse-X.Y.Z</text:span>)<text:line-break/></text:p>
                </text:list-item>
              </text:list>
            </text:list-item>
          </text:list>
        </text:list-item>
        <text:list-item>
          <text:p text:style-name="P7">Website<text:line-break/></text:p>
          <text:list>
            <text:list-item>
              <text:p text:style-name="P8">Gepacktes Paket hochladen und entpacken nach /server/web/gug-it/www/files/warehouse</text:p>
            </text:list-item>
            <text:list-item>
              <text:p text:style-name="P8">Auf Website bei „Kostenlos herunterladen“ alles tauschen (auf Downloadgröße achten)</text:p>
            </text:list-item>
            <text:list-item>
              <text:p text:style-name="P8">Im „Kundencenter“ die Änderungen von „Kostenlos herunterladen“ hineinkopieren</text:p>
            </text:list-item>
            <text:list-item>
              <text:p text:style-name="P9">version.conf anpassen (s. Changelog)</text:p>
            </text:list-item>
          </text:list>
        </text:list-item>
      </text:list>
      <text:p text:style-name="P3"/>
      <text:p text:style-name="P6"/>
      <text:p text:style-name="P4"/>
      <text:p text:style-name="P3"/>
      <text:p text:style-name="P2">Version: <text:span text:style-name="T12"><text:s text:c="19"/></text:span><text:s text:c="7"/>Datum: <text:span text:style-name="T12"><text:s text:c="37"/></text:span><text:s text:c="7"/>Ersteller: <text:span text:style-name="T12"><text:s text:c="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5:52:42.256472619</meta:creation-date>
    <dc:date>2018-04-27T13:47:40.621441249</dc:date>
    <meta:editing-duration>PT49M37S</meta:editing-duration>
    <meta:editing-cycles>48</meta:editing-cycles>
    <meta:generator>LibreOffice/6.0.3.2$FreeBSD_X86_64 LibreOffice_project/00m0$Build-2</meta:generator>
    <dc:creator>Thorsten Geppert</dc:creator>
    <meta:document-statistic meta:table-count="0" meta:image-count="0" meta:object-count="0" meta:page-count="1" meta:paragraph-count="66" meta:word-count="327" meta:character-count="2662" meta:non-whitespace-character-count="2348"/>
  </office:meta>
</office:document-meta>
</file>